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8" style:family="table">
      <style:table-properties style:width="18.247cm" fo:margin-left="-0.191cm" table:align="left" style:writing-mode="lr-tb"/>
    </style:style>
    <style:style style:name="Tabelle38.A" style:family="table-column">
      <style:table-column-properties style:column-width="9.442cm"/>
    </style:style>
    <style:style style:name="Tabelle38.B" style:family="table-column">
      <style:table-column-properties style:column-width="6.001cm"/>
    </style:style>
    <style:style style:name="Tabelle38.C" style:family="table-column">
      <style:table-column-properties style:column-width="2.805cm"/>
    </style:style>
    <style:style style:name="Tabelle38.1" style:family="table-row">
      <style:table-row-properties fo:keep-together="auto"/>
    </style:style>
    <style:style style:name="Tabelle3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3" style:family="table">
      <style:table-properties style:width="17.261cm" table:align="left" style:writing-mode="lr-tb"/>
    </style:style>
    <style:style style:name="Tabelle33.A" style:family="table-column">
      <style:table-column-properties style:column-width="2.826cm"/>
    </style:style>
    <style:style style:name="Tabelle33.B" style:family="table-column">
      <style:table-column-properties style:column-width="5.193cm"/>
    </style:style>
    <style:style style:name="Tabelle33.C" style:family="table-column">
      <style:table-column-properties style:column-width="2.305cm"/>
    </style:style>
    <style:style style:name="Tabelle33.F" style:family="table-column">
      <style:table-column-properties style:column-width="2.327cm"/>
    </style:style>
    <style:style style:name="Tabelle33.1" style:family="table-row">
      <style:table-row-properties style:min-row-height="1.159cm" fo:keep-together="always"/>
    </style:style>
    <style:style style:name="Tabelle33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2" style:family="table-row">
      <style:table-row-properties style:min-row-height="0.882cm" fo:keep-together="auto"/>
    </style:style>
    <style:style style:name="Tabelle33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4" style:family="table-row">
      <style:table-row-properties style:min-row-height="0.697cm" fo:keep-together="auto"/>
    </style:style>
    <style:style style:name="Tabelle33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6" style:family="table-row">
      <style:table-row-properties style:row-height="0.199cm" fo:keep-together="auto"/>
    </style:style>
    <style:style style:name="Tabelle33.A6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C6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D6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E6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F6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7" style:family="table-row">
      <style:table-row-properties fo:keep-together="auto"/>
    </style:style>
    <style:style style:name="Tabelle3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8" style:family="table-row">
      <style:table-row-properties fo:keep-together="auto"/>
    </style:style>
    <style:style style:name="Tabelle3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9" style:family="table-row">
      <style:table-row-properties fo:keep-together="auto"/>
    </style:style>
    <style:style style:name="Tabelle3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10" style:family="table-row">
      <style:table-row-properties fo:keep-together="auto"/>
    </style:style>
    <style:style style:name="Tabelle3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11" style:family="table-row">
      <style:table-row-properties fo:keep-together="auto"/>
    </style:style>
    <style:style style:name="Tabelle3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12" style:family="table-row">
      <style:table-row-properties fo:keep-together="auto"/>
    </style:style>
    <style:style style:name="Tabelle33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A1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B1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C1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D1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E1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F1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14" style:family="table-row">
      <style:table-row-properties fo:keep-together="auto"/>
    </style:style>
    <style:style style:name="Tabelle33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15" style:family="table-row">
      <style:table-row-properties fo:keep-together="auto"/>
    </style:style>
    <style:style style:name="Tabelle33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16" style:family="table-row">
      <style:table-row-properties fo:keep-together="auto"/>
    </style:style>
    <style:style style:name="Tabelle33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17" style:family="table-row">
      <style:table-row-properties fo:keep-together="auto"/>
    </style:style>
    <style:style style:name="Tabelle33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A1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B1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C18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D18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E18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F1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19" style:family="table-row">
      <style:table-row-properties style:min-row-height="0.686cm" fo:keep-together="auto"/>
    </style:style>
    <style:style style:name="Tabelle33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e33.B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20" style:family="table-row">
      <style:table-row-properties fo:keep-together="auto"/>
    </style:style>
    <style:style style:name="Tabelle33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le33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21" style:family="table-row">
      <style:table-row-properties fo:keep-together="auto"/>
    </style:style>
    <style:style style:name="Tabelle33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33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E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>
        <style:tab-stops>
          <style:tab-stop style:position="1.64cm"/>
        </style:tab-stops>
      </style:paragraph-properties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 style:font-style-complex="italic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text-properties style:font-name="Arial" fo:font-size="9pt" fo:font-weight="bold" style:font-size-asian="9pt" style:font-weight-asian="bold" style:font-name-complex="Arial" style:font-size-complex="9pt" style:font-style-complex="italic"/>
    </style:style>
    <style:style style:name="P6" style:family="paragraph" style:parent-style-name="Standard">
      <style:text-properties style:font-name="Arial" fo:font-size="4pt" fo:font-weight="bold" style:font-size-asian="4pt" style:font-weight-asian="bold" style:font-name-complex="Arial" style:font-size-complex="4pt" style:font-style-complex="italic"/>
    </style:style>
    <style:style style:name="P7" style:family="paragraph" style:parent-style-name="Standard">
      <style:paragraph-properties fo:margin-left="0.501cm" fo:margin-right="0cm" fo:margin-top="0.071cm" fo:margin-bottom="0.071cm" style:contextual-spacing="false" fo:text-indent="0cm" style:auto-text-indent="false">
        <style:tab-stops>
          <style:tab-stop style:position="0.501cm"/>
        </style:tab-stops>
      </style:paragraph-properties>
      <style:text-properties style:font-name="Arial" fo:font-weight="bold" style:font-weight-asian="bold" style:font-name-complex="Arial" style:font-style-complex="italic"/>
    </style:style>
    <style:style style:name="P8" style:family="paragraph" style:parent-style-name="Standard">
      <style:paragraph-properties fo:margin-top="0.071cm" fo:margin-bottom="0.071cm" style:contextual-spacing="false" style:snap-to-layout-grid="false">
        <style:tab-stops>
          <style:tab-stop style:position="1.64cm"/>
        </style:tab-stops>
      </style:paragraph-properties>
    </style:style>
    <style:style style:name="P9" style:family="paragraph" style:parent-style-name="Standard">
      <style:paragraph-properties fo:margin-top="0.071cm" fo:margin-bottom="0.071cm" style:contextual-spacing="false">
        <style:tab-stops>
          <style:tab-stop style:position="0.31cm"/>
        </style:tab-stops>
      </style:paragraph-properties>
      <style:text-properties style:font-name="Arial" fo:font-size="9pt" style:font-size-asian="9pt" style:font-name-complex="Arial" style:font-size-complex="9pt" style:font-style-complex="italic"/>
    </style:style>
    <style:style style:name="P10" style:family="paragraph" style:parent-style-name="Standard">
      <style:paragraph-properties fo:margin-top="0.071cm" fo:margin-bottom="0.071cm" style:contextual-spacing="false">
        <style:tab-stops>
          <style:tab-stop style:position="1.64cm"/>
        </style:tab-stops>
      </style:paragraph-properties>
      <style:text-properties style:font-name="Arial" fo:font-size="9pt" style:font-size-asian="9pt" style:font-name-complex="Arial" style:font-size-complex="9pt" style:font-style-complex="italic"/>
    </style:style>
    <style:style style:name="P11" style:family="paragraph" style:parent-style-name="Standard">
      <style:paragraph-properties fo:margin-top="0.071cm" fo:margin-bottom="0.071cm" style:contextual-spacing="false" style:snap-to-layout-grid="false">
        <style:tab-stops>
          <style:tab-stop style:position="1.64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12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1.64cm"/>
        </style:tab-stops>
      </style:paragraph-properties>
      <style:text-properties style:font-name="Arial" fo:font-size="9pt" fo:background-color="#d9d9d9" style:font-size-asian="9pt" style:font-name-complex="Arial" style:font-size-complex="9pt"/>
    </style:style>
    <style:style style:name="P13" style:family="paragraph" style:parent-style-name="Standard">
      <style:paragraph-properties fo:margin-top="0.071cm" fo:margin-bottom="0.071cm" style:contextual-spacing="false" style:snap-to-layout-grid="false">
        <style:tab-stops>
          <style:tab-stop style:position="1.64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/>
    </style:style>
    <style:style style:name="P14" style:family="paragraph" style:parent-style-name="Standard">
      <style:paragraph-properties fo:margin-top="0.071cm" fo:margin-bottom="0.071cm" style:contextual-spacing="false">
        <style:tab-stops>
          <style:tab-stop style:position="0.31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style-complex="italic" style:font-weight-complex="bold"/>
    </style:style>
    <style:style style:name="P15" style:family="paragraph" style:parent-style-name="Standard">
      <style:paragraph-properties fo:margin-top="0.071cm" fo:margin-bottom="0.071cm" style:contextual-spacing="false">
        <style:tab-stops>
          <style:tab-stop style:position="1.64cm"/>
        </style:tab-stops>
      </style:paragraph-properties>
      <style:text-properties style:font-name="Arial" style:font-name-complex="Arial"/>
    </style:style>
    <style:style style:name="P16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1.64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17" style:family="paragraph" style:parent-style-name="Standard">
      <style:paragraph-properties fo:margin-top="0.071cm" fo:margin-bottom="0.071cm" style:contextual-spacing="false" style:snap-to-layout-grid="false">
        <style:tab-stops>
          <style:tab-stop style:position="1.64cm"/>
        </style:tab-stops>
      </style:paragraph-properties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fo:margin-top="0.071cm" fo:margin-bottom="0.071cm" style:contextual-spacing="false">
        <style:tab-stops>
          <style:tab-stop style:position="0.31cm"/>
        </style:tab-stops>
      </style:paragraph-properties>
    </style:style>
    <style:style style:name="P19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1.64cm"/>
        </style:tab-stops>
      </style:paragraph-properties>
      <style:text-properties fo:color="#0000ff" style:font-name="Arial" fo:font-size="9pt" style:font-size-asian="9pt" style:font-name-complex="Arial" style:font-size-complex="9pt"/>
    </style:style>
    <style:style style:name="P20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1.64cm"/>
        </style:tab-stops>
      </style:paragraph-properties>
      <style:text-properties fo:color="#0000ff" style:font-name="Arial" fo:font-size="9pt" fo:font-weight="bold" style:font-size-asian="9pt" style:font-weight-asian="bold" style:font-name-complex="Arial" style:font-size-complex="9pt"/>
    </style:style>
    <style:style style:name="P21" style:family="paragraph" style:parent-style-name="Standard">
      <style:paragraph-properties fo:margin-top="0.071cm" fo:margin-bottom="0cm" style:contextual-spacing="false" style:snap-to-layout-grid="false">
        <style:tab-stops>
          <style:tab-stop style:position="1.64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22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23" style:family="paragraph" style:parent-style-name="Header">
      <style:paragraph-properties fo:text-align="end" style:justify-single-word="false" style:snap-to-layout-grid="false"/>
    </style:style>
    <style:style style:name="P24" style:family="paragraph" style:parent-style-name="Header">
      <style:paragraph-properties fo:margin-top="0.106cm" fo:margin-bottom="0cm" style:contextual-spacing="false" style:snap-to-layout-grid="false"/>
    </style:style>
    <style:style style:name="P25" style:family="paragraph" style:parent-style-name="Standard" style:list-style-name="WW8Num27">
      <style:paragraph-properties fo:margin-left="0cm" fo:margin-right="0cm" fo:margin-top="0.071cm" fo:margin-bottom="0.071cm" style:contextual-spacing="false" fo:text-indent="0cm" style:auto-text-indent="false">
        <style:tab-stops>
          <style:tab-stop style:position="0.501cm"/>
        </style:tab-stops>
      </style:paragraph-properties>
      <style:text-properties style:font-name="Arial" fo:font-weight="bold" style:font-weight-asian="bold" style:font-name-complex="Arial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" fo:font-size="8pt" fo:language="en" fo:country="GB" style:font-size-asian="8pt" style:font-name-complex="Arial" style:font-size-complex="8pt" style:language-complex="zxx" style:country-complex="none"/>
    </style:style>
    <style:style style:name="T3" style:family="text">
      <style:text-properties style:font-name="Arial" fo:font-size="8pt" fo:language="en" fo:country="US" style:font-size-asian="8pt" style:font-name-complex="Arial" style:font-size-complex="8pt" style:language-complex="zxx" style:country-complex="none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size="9pt" fo:font-weight="bold" style:font-size-asian="9pt" style:font-weight-asian="bold" style:font-name-complex="Arial" style:font-size-complex="9pt" style:font-style-complex="italic"/>
    </style:style>
    <style:style style:name="T6" style:family="text">
      <style:text-properties style:font-name="Arial" fo:font-size="9pt" fo:font-weight="bold" style:font-size-asian="9pt" style:font-weight-asian="bold" style:font-name-complex="Arial" style:font-size-complex="9pt" style:font-style-complex="italic" style:font-weight-complex="bold"/>
    </style:style>
    <style:style style:name="T7" style:family="text">
      <style:text-properties style:font-name="Arial" fo:font-size="9pt" style:font-size-asian="9pt" style:font-name-complex="Arial" style:font-size-complex="9pt" style:font-style-complex="italic"/>
    </style:style>
    <style:style style:name="T8" style:family="text">
      <style:text-properties style:font-name="Arial" fo:font-size="9pt" fo:font-weight="normal" style:font-size-asian="9pt" style:font-weight-asian="normal" style:font-name-complex="Arial" style:font-size-complex="9pt" style:font-style-complex="italic" style:font-weight-complex="normal"/>
    </style:style>
    <style:style style:name="T9" style:family="text">
      <style:text-properties style:font-name="Arial" style:font-name-complex="Arial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 table:style-name="Tabelle38.1">
          <table:table-cell table:style-name="Tabelle38.A1" office:value-type="string">
            <text:p text:style-name="P22"/>
            <text:p text:style-name="P22"/>
          </table:table-cell>
          <table:table-cell table:style-name="Tabelle38.A1" office:value-type="string">
            <text:p text:style-name="P24"><text:span text:style-name="Page_20_Number"><text:span text:style-name="T1"/></text:span></text:p>
          </table:table-cell>
          <table:table-cell table:style-name="Tabelle38.A1" office:value-type="string">
            <text:p text:style-name="P23"><text:span text:style-name="Page_20_Number"><text:span text:style-name="T9"/></text:span></text:p>
          </table:table-cell>
        </table:table-row>
      </table:table>
      <text:p text:style-name="P2">Matrix – Ergebnisqualität</text:p>
      <text:p text:style-name="P4"/>
      <text:p text:style-name="P4"/>
      <text:list xml:id="list5092927742660803788" text:style-name="WW8Num27">
        <text:list-header>
          <text:p text:style-name="P25">2. Ergebnisse Patientenfragebogen</text:p>
        </text:list-header>
      </text:list>
      <text:p text:style-name="P7"/>
      <text:p text:style-name="P5">Identische Patientengruppe prätherapeutisch und nach 3 Jahren befragt</text:p>
      <text:p text:style-name="P6"/>
      <table:table table:name="Tabelle33" table:style-name="Tabelle33">
        <table:table-column table:style-name="Tabelle33.A"/>
        <table:table-column table:style-name="Tabelle33.B"/>
        <table:table-column table:style-name="Tabelle33.C" table:number-columns-repeated="3"/>
        <table:table-column table:style-name="Tabelle33.F"/>
        <table:table-header-rows>
          <table:table-row table:style-name="Tabelle33.1">
            <table:table-cell table:style-name="Tabelle33.A1" table:number-rows-spanned="5" table:number-columns-spanned="2" office:value-type="string">
              <text:p text:style-name="P14">Auditjahr ##auditjahr##</text:p>
              <text:p text:style-name="P9">Prätherapeutische Bestimmung ICIQ/IIEF/LQ/GZ der Primärfälle mit Erstdiagnose <text:span text:style-name="T10">##bezugsjahr##</text:span></text:p>
              <text:p text:style-name="P10">UND</text:p>
              <text:p text:style-name="P18"><text:span text:style-name="T7">nach 3 Jahren</text:span><text:span text:style-name="T5"> </text:span><text:span text:style-name="T8">(</text:span><text:span text:style-name="T5">##folgejahr##</text:span><text:span text:style-name="T8">)</text:span><text:span text:style-name="T5"> </text:span><text:span text:style-name="T7">erneute Bestimmung ICIQ/IIEF/LQ/GZ in derselben Patientengruppe für das Auditjahr </text:span><text:span text:style-name="T6">##folgeauditjahr##</text:span><text:span text:style-name="T8">!</text:span></text:p>
            </table:table-cell>
            <table:covered-table-cell/>
            <table:table-cell table:style-name="Tabelle33.C21" table:number-columns-spanned="2" office:value-type="string">
              <text:p text:style-name="P16">Prätherapeutische <text:line-break/>Bestimmung</text:p>
            </table:table-cell>
            <table:covered-table-cell/>
            <table:table-cell table:style-name="Tabelle33.E21" table:number-columns-spanned="2" office:value-type="string">
              <text:p text:style-name="P16">nach 3 Jahren <text:line-break/>(einmalig)</text:p>
            </table:table-cell>
            <table:covered-table-cell/>
          </table:table-row>
        </table:table-header-rows>
        <table:table-row table:style-name="Tabelle33.2">
          <table:covered-table-cell/>
          <table:covered-table-cell/>
          <table:table-cell table:style-name="Tabelle33.C21" table:number-columns-spanned="2" office:value-type="string">
            <text:p text:style-name="P12">Anzahl Primärfälle:</text:p>
          </table:table-cell>
          <table:covered-table-cell/>
          <table:table-cell table:style-name="Tabelle33.E21" table:number-columns-spanned="2" office:value-type="string">
            <text:p text:style-name="P12">Anzahl zurückerhaltene Fragebögen prätherapeutische Bestimmung: </text:p>
          </table:table-cell>
          <table:covered-table-cell/>
        </table:table-row>
        <table:table-row table:style-name="Tabelle33.2">
          <table:covered-table-cell/>
          <table:covered-table-cell/>
          <table:table-cell table:style-name="Tabelle33.C21" table:number-columns-spanned="2" office:value-type="string">
            <text:p text:style-name="P19">##pr_pr##</text:p>
          </table:table-cell>
          <table:covered-table-cell/>
          <table:table-cell table:style-name="Tabelle33.E21" table:number-columns-spanned="2" office:value-type="string">
            <text:p text:style-name="P20">##pr_ges_meldung## </text:p>
          </table:table-cell>
          <table:covered-table-cell/>
        </table:table-row>
        <table:table-row table:style-name="Tabelle33.4">
          <table:covered-table-cell/>
          <table:covered-table-cell/>
          <table:table-cell table:style-name="Tabelle33.C21" table:number-columns-spanned="2" office:value-type="string">
            <text:p text:style-name="P12">Anzahl zurückerhaltene <text:line-break/>Fragebögen: </text:p>
          </table:table-cell>
          <table:covered-table-cell/>
          <table:table-cell table:style-name="Tabelle33.E21" table:number-columns-spanned="2" office:value-type="string">
            <text:p text:style-name="P12">Anzahl zurückerhaltene <text:line-break/>Fragebögen:</text:p>
          </table:table-cell>
          <table:covered-table-cell/>
        </table:table-row>
        <table:table-row table:style-name="Tabelle33.4">
          <table:covered-table-cell/>
          <table:covered-table-cell/>
          <table:table-cell table:style-name="Tabelle33.C21" table:number-columns-spanned="2" office:value-type="string">
            <text:p text:style-name="P20">##pr_ges_meldung## </text:p>
          </table:table-cell>
          <table:covered-table-cell/>
          <table:table-cell table:style-name="Tabelle33.E21" table:number-columns-spanned="2" office:value-type="string">
            <text:p text:style-name="P20">##fu_ges_meldung##</text:p>
          </table:table-cell>
          <table:covered-table-cell/>
        </table:table-row>
        <table:table-row table:style-name="Tabelle33.6">
          <table:table-cell table:style-name="Tabelle33.A6" table:number-columns-spanned="2" office:value-type="string">
            <text:p text:style-name="P11"/>
          </table:table-cell>
          <table:covered-table-cell/>
          <table:table-cell table:style-name="Tabelle33.E18" office:value-type="string">
            <text:p text:style-name="P19"/>
          </table:table-cell>
          <table:table-cell table:style-name="Tabelle33.E18" office:value-type="string">
            <text:p text:style-name="P19"/>
          </table:table-cell>
          <table:table-cell table:style-name="Tabelle33.E18" office:value-type="string">
            <text:p text:style-name="P19"/>
          </table:table-cell>
          <table:table-cell table:style-name="Tabelle33.F18" office:value-type="string">
            <text:p text:style-name="P19"/>
          </table:table-cell>
        </table:table-row>
        <table:table-row table:style-name="Tabelle33.7">
          <table:table-cell table:style-name="Tabelle33.A17" table:number-rows-spanned="6" office:value-type="string">
            <text:p text:style-name="P17">Kontinenz</text:p>
            <text:p text:style-name="P15">(ICIQ)*</text:p>
          </table:table-cell>
          <table:table-cell table:style-name="Tabelle33.B21" office:value-type="string">
            <text:p text:style-name="P11">Anzahl Rückmeldungen </text:p>
          </table:table-cell>
          <table:table-cell table:style-name="Tabelle33.C21" table:number-columns-spanned="2" office:value-type="string">
            <text:p text:style-name="P19">##pr_iciq_meldung## </text:p>
          </table:table-cell>
          <table:covered-table-cell/>
          <table:table-cell table:style-name="Tabelle33.E21" table:number-columns-spanned="2" office:value-type="string">
            <text:p text:style-name="P19">##fu_iciq_meldung## </text:p>
          </table:table-cell>
          <table:covered-table-cell/>
        </table:table-row>
        <table:table-row table:style-name="Tabelle33.8">
          <table:covered-table-cell/>
          <table:table-cell table:style-name="Tabelle33.B21" office:value-type="string">
            <text:p text:style-name="P21">Patienten mit ICIQ-Wert 0</text:p>
          </table:table-cell>
          <table:table-cell table:style-name="Tabelle33.C21" table:number-columns-spanned="2" office:value-type="string">
            <text:p text:style-name="P19">##pr_iciq_0##</text:p>
          </table:table-cell>
          <table:covered-table-cell/>
          <table:table-cell table:style-name="Tabelle33.E21" table:number-columns-spanned="2" office:value-type="string">
            <text:p text:style-name="P19">##fu_iciq_0##</text:p>
          </table:table-cell>
          <table:covered-table-cell/>
        </table:table-row>
        <table:table-row table:style-name="Tabelle33.9">
          <table:covered-table-cell/>
          <table:table-cell table:style-name="Tabelle33.B21" office:value-type="string">
            <text:p text:style-name="P21">Patienten mit ICIQ-Wert 1-5</text:p>
          </table:table-cell>
          <table:table-cell table:style-name="Tabelle33.C21" table:number-columns-spanned="2" office:value-type="string">
            <text:p text:style-name="P19">##pr_iciq_5##</text:p>
          </table:table-cell>
          <table:covered-table-cell/>
          <table:table-cell table:style-name="Tabelle33.E21" table:number-columns-spanned="2" office:value-type="string">
            <text:p text:style-name="P19">##fu_iciq_5##</text:p>
          </table:table-cell>
          <table:covered-table-cell/>
        </table:table-row>
        <table:table-row table:style-name="Tabelle33.10">
          <table:covered-table-cell/>
          <table:table-cell table:style-name="Tabelle33.B21" office:value-type="string">
            <text:p text:style-name="P21">Patienten mit ICIQ-Wert 6-10</text:p>
          </table:table-cell>
          <table:table-cell table:style-name="Tabelle33.C21" table:number-columns-spanned="2" office:value-type="string">
            <text:p text:style-name="P19">##pr_iciq_10##</text:p>
          </table:table-cell>
          <table:covered-table-cell/>
          <table:table-cell table:style-name="Tabelle33.E21" table:number-columns-spanned="2" office:value-type="string">
            <text:p text:style-name="P19">##fu_iciq_10##</text:p>
          </table:table-cell>
          <table:covered-table-cell/>
        </table:table-row>
        <table:table-row table:style-name="Tabelle33.11">
          <table:covered-table-cell/>
          <table:table-cell table:style-name="Tabelle33.B21" office:value-type="string">
            <text:p text:style-name="P21">Patienten mit ICIQ-Wert ≥ 11</text:p>
          </table:table-cell>
          <table:table-cell table:style-name="Tabelle33.C21" table:number-columns-spanned="2" office:value-type="string">
            <text:p text:style-name="P19">##pr_iciq_11##</text:p>
          </table:table-cell>
          <table:covered-table-cell/>
          <table:table-cell table:style-name="Tabelle33.E21" table:number-columns-spanned="2" office:value-type="string">
            <text:p text:style-name="P19">##fu_iciq_11##</text:p>
          </table:table-cell>
          <table:covered-table-cell/>
        </table:table-row>
        <table:table-row table:style-name="Tabelle33.12">
          <table:covered-table-cell/>
          <table:table-cell table:style-name="Tabelle33.B21" office:value-type="string">
            <text:p text:style-name="P11">ICIQ-Durchschnittswert aller befragten Patienten</text:p>
          </table:table-cell>
          <table:table-cell table:style-name="Tabelle33.C21" table:number-columns-spanned="2" office:value-type="string">
            <text:p text:style-name="P19">##pr_iciq_avg##</text:p>
          </table:table-cell>
          <table:covered-table-cell/>
          <table:table-cell table:style-name="Tabelle33.E21" table:number-columns-spanned="2" office:value-type="string">
            <text:p text:style-name="P19">##fu_iciq_avg##</text:p>
          </table:table-cell>
          <table:covered-table-cell/>
        </table:table-row>
        <table:table-row table:style-name="Tabelle33.6">
          <table:table-cell table:style-name="Tabelle33.A18" office:value-type="string">
            <text:p text:style-name="P11"/>
          </table:table-cell>
          <table:table-cell table:style-name="Tabelle33.B18" office:value-type="string">
            <text:p text:style-name="P11"/>
          </table:table-cell>
          <table:table-cell table:style-name="Tabelle33.E18" office:value-type="string">
            <text:p text:style-name="P19"/>
          </table:table-cell>
          <table:table-cell table:style-name="Tabelle33.E18" office:value-type="string">
            <text:p text:style-name="P19"/>
          </table:table-cell>
          <table:table-cell table:style-name="Tabelle33.E18" office:value-type="string">
            <text:p text:style-name="P19"/>
          </table:table-cell>
          <table:table-cell table:style-name="Tabelle33.F18" office:value-type="string">
            <text:p text:style-name="P19"/>
          </table:table-cell>
        </table:table-row>
        <table:table-row table:style-name="Tabelle33.14">
          <table:table-cell table:style-name="Tabelle33.A17" table:number-rows-spanned="4" office:value-type="string">
            <text:p text:style-name="P8"><text:span text:style-name="T4">P</text:span><text:span text:style-name="T4">otenz</text:span></text:p>
            <text:p text:style-name="P15">(IIEF)</text:p>
          </table:table-cell>
          <table:table-cell table:style-name="Tabelle33.B21" office:value-type="string">
            <text:p text:style-name="P11">Anzahl Rückmeldungen</text:p>
          </table:table-cell>
          <table:table-cell table:style-name="Tabelle33.C21" table:number-columns-spanned="2" office:value-type="string">
            <text:p text:style-name="P19">##pr_iief_meldung##</text:p>
          </table:table-cell>
          <table:covered-table-cell/>
          <table:table-cell table:style-name="Tabelle33.E21" table:number-columns-spanned="2" office:value-type="string">
            <text:p text:style-name="P19">##fu_iief_meldung##</text:p>
          </table:table-cell>
          <table:covered-table-cell/>
        </table:table-row>
        <table:table-row table:style-name="Tabelle33.15">
          <table:covered-table-cell/>
          <table:table-cell table:style-name="Tabelle33.B21" office:value-type="string">
            <text:p text:style-name="P21">Patienten mit IIEF-Wert &gt;= 22</text:p>
          </table:table-cell>
          <table:table-cell table:style-name="Tabelle33.C21" table:number-columns-spanned="2" office:value-type="string">
            <text:p text:style-name="P19">##pr_iief_g22##</text:p>
          </table:table-cell>
          <table:covered-table-cell/>
          <table:table-cell table:style-name="Tabelle33.E21" table:number-columns-spanned="2" office:value-type="string">
            <text:p text:style-name="P19">##fu_iief_g22##</text:p>
          </table:table-cell>
          <table:covered-table-cell/>
        </table:table-row>
        <table:table-row table:style-name="Tabelle33.16">
          <table:covered-table-cell/>
          <table:table-cell table:style-name="Tabelle33.B21" office:value-type="string">
            <text:p text:style-name="P21">Patienten mit IIEF-Wert &lt; 22</text:p>
          </table:table-cell>
          <table:table-cell table:style-name="Tabelle33.C21" table:number-columns-spanned="2" office:value-type="string">
            <text:p text:style-name="P19">##pr_iief_l22##</text:p>
          </table:table-cell>
          <table:covered-table-cell/>
          <table:table-cell table:style-name="Tabelle33.E21" table:number-columns-spanned="2" office:value-type="string">
            <text:p text:style-name="P19">##fu_iief_l22##</text:p>
          </table:table-cell>
          <table:covered-table-cell/>
        </table:table-row>
        <table:table-row table:style-name="Tabelle33.17">
          <table:covered-table-cell/>
          <table:table-cell table:style-name="Tabelle33.B21" office:value-type="string">
            <text:p text:style-name="P11">IIEF-Durchschnittswert aller befragten Patienten</text:p>
          </table:table-cell>
          <table:table-cell table:style-name="Tabelle33.C21" table:number-columns-spanned="2" office:value-type="string">
            <text:p text:style-name="P19">##pr_iief_avg##</text:p>
          </table:table-cell>
          <table:covered-table-cell/>
          <table:table-cell table:style-name="Tabelle33.E21" table:number-columns-spanned="2" office:value-type="string">
            <text:p text:style-name="P19">##fu_iief_avg##</text:p>
          </table:table-cell>
          <table:covered-table-cell/>
        </table:table-row>
        <table:table-row table:style-name="Tabelle33.6">
          <table:table-cell table:style-name="Tabelle33.A18" office:value-type="string">
            <text:p text:style-name="P13"/>
          </table:table-cell>
          <table:table-cell table:style-name="Tabelle33.B18" office:value-type="string">
            <text:p text:style-name="P11"/>
          </table:table-cell>
          <table:table-cell table:style-name="Tabelle33.E18" office:value-type="string">
            <text:p text:style-name="P19"/>
          </table:table-cell>
          <table:table-cell table:style-name="Tabelle33.E18" office:value-type="string">
            <text:p text:style-name="P19"/>
          </table:table-cell>
          <table:table-cell table:style-name="Tabelle33.E18" office:value-type="string">
            <text:p text:style-name="P19"/>
          </table:table-cell>
          <table:table-cell table:style-name="Tabelle33.F18" office:value-type="string">
            <text:p text:style-name="P19"/>
          </table:table-cell>
        </table:table-row>
        <table:table-row table:style-name="Tabelle33.19">
          <table:table-cell table:style-name="Tabelle33.A19" office:value-type="string">
            <text:p text:style-name="P17">Lebensqualität / Gesundheitszustand</text:p>
          </table:table-cell>
          <table:table-cell table:style-name="Tabelle33.B19" office:value-type="string">
            <text:p text:style-name="P11">Anzahl Rückmeldungen</text:p>
          </table:table-cell>
          <table:table-cell table:style-name="Tabelle33.C21" table:number-columns-spanned="2" office:value-type="string">
            <text:p text:style-name="P19">##pr_leben_meldung##</text:p>
          </table:table-cell>
          <table:covered-table-cell/>
          <table:table-cell table:style-name="Tabelle33.E21" table:number-columns-spanned="2" office:value-type="string">
            <text:p text:style-name="P19">##fu_leben_meldung##</text:p>
          </table:table-cell>
          <table:covered-table-cell/>
        </table:table-row>
        <table:table-row table:style-name="Tabelle33.20">
          <table:table-cell table:style-name="Tabelle33.A20" office:value-type="string">
            <text:p text:style-name="P11"/>
          </table:table-cell>
          <table:table-cell table:style-name="Tabelle33.B21" office:value-type="string">
            <text:p text:style-name="P11">Lebensqualität <text:s/>- <text:s/>Durchschnittswert aller befragten Patienten (0 – 7)</text:p>
          </table:table-cell>
          <table:table-cell table:style-name="Tabelle33.C21" table:number-columns-spanned="2" office:value-type="string">
            <text:p text:style-name="P19">##pr_leben_lq_avg##</text:p>
          </table:table-cell>
          <table:covered-table-cell/>
          <table:table-cell table:style-name="Tabelle33.E21" table:number-columns-spanned="2" office:value-type="string">
            <text:p text:style-name="P19">##fu_leben_lq_avg##</text:p>
          </table:table-cell>
          <table:covered-table-cell/>
        </table:table-row>
        <table:table-row table:style-name="Tabelle33.21">
          <table:table-cell table:style-name="Tabelle33.A21" office:value-type="string">
            <text:p text:style-name="P13"/>
          </table:table-cell>
          <table:table-cell table:style-name="Tabelle33.B21" office:value-type="string">
            <text:p text:style-name="P11">Gesundheitszustand <text:s/>- <text:s/>Durchschnittswert aller befragten Patienten (0 – 7)</text:p>
          </table:table-cell>
          <table:table-cell table:style-name="Tabelle33.C21" table:number-columns-spanned="2" office:value-type="string">
            <text:p text:style-name="P19">##pr_leben_gz_avg##</text:p>
          </table:table-cell>
          <table:covered-table-cell/>
          <table:table-cell table:style-name="Tabelle33.E21" table:number-columns-spanned="2" office:value-type="string">
            <text:p text:style-name="P19">##fu_leben_gz_avg##</text:p>
          </table:table-cell>
          <table:covered-table-cell/>
        </table:table-row>
      </table:table>
      <text:p text:style-name="P3"/>
      <text:p text:style-name="P1"><text:span text:style-name="T2">*</text:span><text:span text:style-name="T3"> basierend auf Abrams P, Avery K, Gardener N, Donovan J; ICIQ Advisory Board. The International Consultation on Incontinence Modular Questionnaire: www.iciq.net. J Urol 200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ichalsky</meta:initial-creator>
    <meta:creation-date>2011-03-30T13:49:16.98</meta:creation-date>
    <dc:date>2016-07-29T10:36:43.57</dc:date>
    <meta:editing-duration>PT1H37M17S</meta:editing-duration>
    <meta:editing-cycles>17</meta:editing-cycles>
    <meta:generator>LibreOffice/4.0.0.3$Windows_x86 LibreOffice_project/7545bee9c2a0782548772a21bc84a9dcc583b89</meta:generator>
    <meta:document-statistic meta:table-count="2" meta:image-count="0" meta:object-count="0" meta:page-count="1" meta:paragraph-count="62" meta:word-count="176" meta:character-count="1775" meta:non-whitespace-character-count="1643"/>
  </office:meta>
</office:document-meta>
</file>